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681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609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Default" table:number-columns-repeated="8"/>
          <table:table-cell/>
        </table:table-row>
        <table:table-row table:style-name="ro2">
          <table:table-cell table:style-name="ce1" office:value-type="string">
            <text:p>Part no.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Process</text:p>
          </table:table-cell>
          <table:table-cell table:style-name="ce1" office:value-type="string">
            <text:p>Mass(g)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ange bush</text:p>
          </table:table-cell>
          <table:table-cell office:value-type="string">
            <text:p>En8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[.D4]*[.E4]" office:value-type="float" office:value="300">
            <text:p>300</text:p>
          </table:table-cell>
          <table:table-cell office:value-type="string">
            <text:p>Turning</text:p>
          </table:table-cell>
          <table:table-cell office:value-type="float" office:value="51">
            <text:p>51</text:p>
          </table:table-cell>
          <table:table-cell table:style-name="ce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ss bush</text:p>
          </table:table-cell>
          <table:table-cell office:value-type="string">
            <text:p>Brass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D5]*[.E5]" office:value-type="float" office:value="60">
            <text:p>60</text:p>
          </table:table-cell>
          <table:table-cell office:value-type="string">
            <text:p>Turning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me spacer</text:p>
          </table:table-cell>
          <table:table-cell office:value-type="string">
            <text:p>En8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formula="of:=[.D6]*[.E6]" office:value-type="float" office:value="320">
            <text:p>320</text:p>
          </table:table-cell>
          <table:table-cell office:value-type="string">
            <text:p>Turning</text:p>
          </table:table-cell>
          <table:table-cell office:value-type="float" office:value="96">
            <text:p>96</text:p>
          </table:table-cell>
          <table:table-cell table:style-name="ce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ank</text:p>
          </table:table-cell>
          <table:table-cell office:value-type="string">
            <text:p>MS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D7]*[.E7]" office:value-type="float" office:value="60">
            <text:p>60</text:p>
          </table:table-cell>
          <table:table-cell office:value-type="string">
            <text:p>Laser cutting</text:p>
          </table:table-cell>
          <table:table-cell office:value-type="float" office:value="28.4">
            <text:p>28.4</text:p>
          </table:table-cell>
          <table:table-cell table:style-name="ce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m spacer</text:p>
          </table:table-cell>
          <table:table-cell office:value-type="string">
            <text:p>En8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[.D8]*[.E8]" office:value-type="float" office:value="160">
            <text:p>160</text:p>
          </table:table-cell>
          <table:table-cell office:value-type="string">
            <text:p>Turning</text:p>
          </table:table-cell>
          <table:table-cell office:value-type="float" office:value="32">
            <text:p>32</text:p>
          </table:table-cell>
          <table:table-cell table:style-name="ce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ass bush A</text:p>
          </table:table-cell>
          <table:table-cell office:value-type="string">
            <text:p>Brass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D9]*[.E9]" office:value-type="float" office:value="60">
            <text:p>60</text:p>
          </table:table-cell>
          <table:table-cell office:value-type="string">
            <text:p>Turning</text:p>
          </table:table-cell>
          <table:table-cell office:value-type="float" office:value="15">
            <text:p>15</text:p>
          </table:table-cell>
          <table:table-cell table:style-name="ce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coder shaft</text:p>
          </table:table-cell>
          <table:table-cell office:value-type="string">
            <text:p>En8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[.D10]*[.E10]" office:value-type="float" office:value="120">
            <text:p>120</text:p>
          </table:table-cell>
          <table:table-cell office:value-type="string">
            <text:p>Turning</text:p>
          </table:table-cell>
          <table:table-cell office:value-type="float" office:value="12">
            <text:p>12</text:p>
          </table:table-cell>
          <table:table-cell table:style-name="ce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coder bush</text:p>
          </table:table-cell>
          <table:table-cell office:value-type="string">
            <text:p>Al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*[.E11]" office:value-type="float" office:value="100">
            <text:p>100</text:p>
          </table:table-cell>
          <table:table-cell office:value-type="string">
            <text:p>Turning</text:p>
          </table:table-cell>
          <table:table-cell office:value-type="float" office:value="7">
            <text:p>7</text:p>
          </table:table-cell>
          <table:table-cell table:style-name="ce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in shaft</text:p>
          </table:table-cell>
          <table:table-cell office:value-type="string">
            <text:p>En8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D12]*[.E12]" office:value-type="float" office:value="300">
            <text:p>300</text:p>
          </table:table-cell>
          <table:table-cell office:value-type="string">
            <text:p>Turning,Milling</text:p>
          </table:table-cell>
          <table:table-cell office:value-type="float" office:value="42.6">
            <text:p>42.6</text:p>
          </table:table-cell>
          <table:table-cell table:style-name="ce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ass bush B</text:p>
          </table:table-cell>
          <table:table-cell office:value-type="string">
            <text:p>Bras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*[.E13]" office:value-type="float" office:value="100">
            <text:p>100</text:p>
          </table:table-cell>
          <table:table-cell office:value-type="string">
            <text:p>Turning</text:p>
          </table:table-cell>
          <table:table-cell office:value-type="float" office:value="16.85">
            <text:p>16.85</text:p>
          </table:table-cell>
          <table:table-cell table:style-name="ce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riven gear insert</text:p>
          </table:table-cell>
          <table:table-cell office:value-type="string">
            <text:p>Delrin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[.D14]*[.E14]" office:value-type="float" office:value="120">
            <text:p>120</text:p>
          </table:table-cell>
          <table:table-cell office:value-type="string">
            <text:p>Turning</text:p>
          </table:table-cell>
          <table:table-cell office:value-type="float" office:value="12">
            <text:p>12</text:p>
          </table:table-cell>
          <table:table-cell table:style-name="ce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Driver geart insert</text:p>
          </table:table-cell>
          <table:table-cell office:value-type="string">
            <text:p>Delrin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[.D15]*[.E15]" office:value-type="float" office:value="120">
            <text:p>120</text:p>
          </table:table-cell>
          <table:table-cell office:value-type="string">
            <text:p>Turning</text:p>
          </table:table-cell>
          <table:table-cell office:value-type="float" office:value="9">
            <text:p>9</text:p>
          </table:table-cell>
          <table:table-cell table:style-name="ce8"/>
        </table:table-row>
        <table:table-row table:style-name="ro1">
          <table:table-cell table:number-columns-repeated="8"/>
          <table:table-cell table:style-name="ce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ame </text:p>
          </table:table-cell>
          <table:table-cell office:value-type="string">
            <text:p>MS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[.D17]*[.E17]" office:value-type="float" office:value="300">
            <text:p>300</text:p>
          </table:table-cell>
          <table:table-cell office:value-type="string">
            <text:p>Laser cutting</text:p>
          </table:table-cell>
          <table:table-cell office:value-type="float" office:value="804.4">
            <text:p>804.4</text:p>
          </table:table-cell>
          <table:table-cell table:style-name="ce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nsor mount</text:p>
          </table:table-cell>
          <table:table-cell office:value-type="string">
            <text:p>MS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D18]*[.E18]" office:value-type="float" office:value="60">
            <text:p>60</text:p>
          </table:table-cell>
          <table:table-cell office:value-type="string">
            <text:p>Laser cutting</text:p>
          </table:table-cell>
          <table:table-cell office:value-type="float" office:value="117.5">
            <text:p>117.5</text:p>
          </table:table-cell>
          <table:table-cell table:style-name="ce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ide bracket</text:p>
          </table:table-cell>
          <table:table-cell office:value-type="string">
            <text:p>MS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D19]*[.E19]" office:value-type="float" office:value="120">
            <text:p>120</text:p>
          </table:table-cell>
          <table:table-cell office:value-type="string">
            <text:p>Laser cutting</text:p>
          </table:table-cell>
          <table:table-cell office:value-type="float" office:value="184">
            <text:p>184</text:p>
          </table:table-cell>
          <table:table-cell table:style-name="ce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wer supply mount</text:p>
          </table:table-cell>
          <table:table-cell office:value-type="string">
            <text:p>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0]*[.E19]" office:value-type="float" office:value="200">
            <text:p>200</text:p>
          </table:table-cell>
          <table:table-cell office:value-type="string">
            <text:p>Laser cutting</text:p>
          </table:table-cell>
          <table:table-cell office:value-type="float" office:value="433">
            <text:p>433</text:p>
          </table:table-cell>
          <table:table-cell table:style-name="ce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ottom cover</text:p>
          </table:table-cell>
          <table:table-cell office:value-type="string">
            <text:p>MS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21]*[.E21]" office:value-type="float" office:value="250">
            <text:p>250</text:p>
          </table:table-cell>
          <table:table-cell office:value-type="string">
            <text:p>Laser cutting</text:p>
          </table:table-cell>
          <table:table-cell office:value-type="float" office:value="1862.5">
            <text:p>1862.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m plate</text:p>
          </table:table-cell>
          <table:table-cell office:value-type="string">
            <text:p>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D22]*[.E22]" office:value-type="float" office:value="50">
            <text:p>50</text:p>
          </table:table-cell>
          <table:table-cell office:value-type="string">
            <text:p>Laser cutting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otor bracket</text:p>
          </table:table-cell>
          <table:table-cell office:value-type="string">
            <text:p>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3]*[.E23]" office:value-type="float" office:value="100">
            <text:p>100</text:p>
          </table:table-cell>
          <table:table-cell office:value-type="string">
            <text:p>Laser cutting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acket 1</text:p>
          </table:table-cell>
          <table:table-cell office:value-type="string">
            <text:p>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D24]*[.E24]" office:value-type="float" office:value="50">
            <text:p>50</text:p>
          </table:table-cell>
          <table:table-cell office:value-type="string">
            <text:p>Laser cutting</text:p>
          </table:table-cell>
          <table:table-cell office:value-type="float" office:value="28">
            <text:p>28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cb mount</text:p>
          </table:table-cell>
          <table:table-cell office:value-type="string">
            <text:p>MS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D25]*[.E25]" office:value-type="float" office:value="70">
            <text:p>70</text:p>
          </table:table-cell>
          <table:table-cell office:value-type="string">
            <text:p>Laser cutting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closure side</text:p>
          </table:table-cell>
          <table:table-cell office:value-type="string">
            <text:p>MS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[.D26]*[.E26]" office:value-type="float" office:value="400">
            <text:p>400</text:p>
          </table:table-cell>
          <table:table-cell office:value-type="string">
            <text:p>Laser cutting</text:p>
          </table:table-cell>
          <table:table-cell office:value-type="float" office:value="1682">
            <text:p>168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coder cover</text:p>
          </table:table-cell>
          <table:table-cell office:value-type="string">
            <text:p>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7]*[.E27]" office:value-type="float" office:value="100">
            <text:p>100</text:p>
          </table:table-cell>
          <table:table-cell office:value-type="string">
            <text:p>Laser cutting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closure top</text:p>
          </table:table-cell>
          <table:table-cell office:value-type="string">
            <text:p>MS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.D28]*[.E28]" office:value-type="float" office:value="150">
            <text:p>150</text:p>
          </table:table-cell>
          <table:table-cell office:value-type="string">
            <text:p>Laser cutting</text:p>
          </table:table-cell>
          <table:table-cell office:value-type="float" office:value="665.27">
            <text:p>665.2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closure front</text:p>
          </table:table-cell>
          <table:table-cell office:value-type="string">
            <text:p>MS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.D29]*[.E29]" office:value-type="float" office:value="150">
            <text:p>150</text:p>
          </table:table-cell>
          <table:table-cell office:value-type="string">
            <text:p>Laser cutting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or</text:p>
          </table:table-cell>
          <table:table-cell office:value-type="string">
            <text:p>MS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.D30]*[.E30]" office:value-type="float" office:value="150">
            <text:p>150</text:p>
          </table:table-cell>
          <table:table-cell office:value-type="string">
            <text:p>Laser cutting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m</text:p>
          </table:table-cell>
          <table:table-cell office:value-type="string">
            <text:p>MS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table:formula="of:=[.D31]*[.E31]" office:value-type="float" office:value="140">
            <text:p>140</text:p>
          </table:table-cell>
          <table:table-cell office:value-type="string">
            <text:p>Laser cutting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gnetic lock bracket</text:p>
          </table:table-cell>
          <table:table-cell office:value-type="string">
            <text:p>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D32]*[.E32]" office:value-type="float" office:value="50">
            <text:p>50</text:p>
          </table:table-cell>
          <table:table-cell office:value-type="string">
            <text:p>Laser cutting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coder disc 1</text:p>
          </table:table-cell>
          <table:table-cell office:value-type="string">
            <text:p>Acrylic <text:s/>2mm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D34]*[.E34]" office:value-type="float" office:value="30">
            <text:p>30</text:p>
          </table:table-cell>
          <table:table-cell office:value-type="string">
            <text:p>Acrylic laser cutting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acer 1</text:p>
          </table:table-cell>
          <table:table-cell office:value-type="string">
            <text:p>Acrylic <text:s/>6m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D35]*[.E35]" office:value-type="float" office:value="20">
            <text:p>20</text:p>
          </table:table-cell>
          <table:table-cell office:value-type="string">
            <text:p>Acrylic laser cutting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pacer 2</text:p>
          </table:table-cell>
          <table:table-cell office:value-type="string">
            <text:p>Acrylic <text:s/>3mm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D36]*[.E36]" office:value-type="float" office:value="20">
            <text:p>20</text:p>
          </table:table-cell>
          <table:table-cell office:value-type="string">
            <text:p>Acrylic laser cutting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ncoder disc 2</text:p>
          </table:table-cell>
          <table:table-cell office:value-type="string">
            <text:p>Acrylic <text:s/>2mm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D37]*[.E37]" office:value-type="float" office:value="30">
            <text:p>30</text:p>
          </table:table-cell>
          <table:table-cell office:value-type="string">
            <text:p>Acrylic laser cutting</text:p>
          </table:table-cell>
          <table:table-cell office:value-type="float" office:value="3.4">
            <text:p>3.4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Ambu bag support 1</text:p>
          </table:table-cell>
          <table:table-cell office:value-type="string">
            <text:p>Acrylic <text:s/>6mm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8]*[.E38]" office:value-type="float" office:value="100">
            <text:p>100</text:p>
          </table:table-cell>
          <table:table-cell office:value-type="string">
            <text:p>Acrylic laser cutting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Ambu bag support 1</text:p>
          </table:table-cell>
          <table:table-cell office:value-type="string">
            <text:p>Acrylic <text:s/>6mm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*[.E39]" office:value-type="float" office:value="100">
            <text:p>100</text:p>
          </table:table-cell>
          <table:table-cell office:value-type="string">
            <text:p>Acrylic laser cutting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HMI Acrylic sheet 1</text:p>
          </table:table-cell>
          <table:table-cell office:value-type="string">
            <text:p>Acrylic <text:s/>2mm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D40]*[.E40]" office:value-type="float" office:value="30">
            <text:p>30</text:p>
          </table:table-cell>
          <table:table-cell office:value-type="string">
            <text:p>Acrylic laser cutting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MI Acrylic sheet 2</text:p>
          </table:table-cell>
          <table:table-cell office:value-type="string">
            <text:p>Acrylic <text:s/>6mm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D41]*[.E41]" office:value-type="float" office:value="60">
            <text:p>60</text:p>
          </table:table-cell>
          <table:table-cell office:value-type="string">
            <text:p>Acrylic laser cutting</text:p>
          </table:table-cell>
          <table:table-cell office:value-type="float" office:value="25">
            <text:p>25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Pcb acrylic mount</text:p>
          </table:table-cell>
          <table:table-cell office:value-type="string">
            <text:p>Acrylic <text:s/>4mm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formula="of:=[.D42]*[.E42]" office:value-type="float" office:value="80">
            <text:p>80</text:p>
          </table:table-cell>
          <table:table-cell office:value-type="string">
            <text:p>Acrylic laser cutting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river gear </text:p>
          </table:table-cell>
          <table:table-cell office:value-type="string">
            <text:p>Acrylic <text:s/>8mm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.D43]*[.E43]" office:value-type="float" office:value="150">
            <text:p>150</text:p>
          </table:table-cell>
          <table:table-cell office:value-type="string">
            <text:p>Acrylic laser cutting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riven gear </text:p>
          </table:table-cell>
          <table:table-cell office:value-type="string">
            <text:p>Acrylic <text:s/>5mm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D44]*[.E44]" office:value-type="float" office:value="50">
            <text:p>50</text:p>
          </table:table-cell>
          <table:table-cell office:value-type="string">
            <text:p>Acrylic laser cutting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iper motor 12v</text:p>
          </table:table-cell>
          <table:table-cell office:value-type="string">
            <text:p>Lucas TVS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table:formula="of:=[.D46]*[.E46]" office:value-type="float" office:value="1400">
            <text:p>1400</text:p>
          </table:table-cell>
          <table:table-cell office:value-type="string">
            <text:p>OTS</text:p>
          </table:table-cell>
          <table:table-cell office:value-type="float" office:value="920">
            <text:p>920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Ambu bag</text:p>
          </table:table-cell>
          <table:table-cell table:number-columns-repeated="7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Rubber platfrom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rm plate rubber sheet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eg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0]*[.E50]" office:value-type="float" office:value="80">
            <text:p>80</text:p>
          </table:table-cell>
          <table:table-cell office:value-type="string">
            <text:p>OTS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gnetic lock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1]*[.E51]" office:value-type="float" office:value="100">
            <text:p>100</text:p>
          </table:table-cell>
          <table:table-cell office:value-type="string">
            <text:p>OTS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ut&amp;Bolts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D52]*[.E52]" office:value-type="float" office:value="300">
            <text:p>300</text:p>
          </table:table-cell>
          <table:table-cell office:value-type="string">
            <text:p>OTS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oor hinge lock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3]*[.E53]" office:value-type="float" office:value="100">
            <text:p>100</text:p>
          </table:table-cell>
          <table:table-cell office:value-type="string">
            <text:p>OT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formula="of:=SUM([.F4:.F53])" office:value-type="float" office:value="6810">
            <text:p>6810</text:p>
          </table:table-cell>
          <table:table-cell/>
          <table:table-cell table:formula="of:=SUM([.H4:.H48])" office:value-type="float" office:value="9091.92">
            <text:p>9091.92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3"/>
          <table:table-cell table:style-name="ce7"/>
          <table:table-cell table:style-name="ce3" table:number-columns-repeated="6"/>
          <table:table-cell/>
        </table:table-row>
        <table:table-row table:style-name="ro1" table:number-rows-repeated="4">
          <table:table-cell table:style-name="ce4" table:number-columns-repeated="8"/>
          <table:table-cell/>
        </table:table-row>
        <table:table-row table:style-name="ro1" table:number-rows-repeated="3">
          <table:table-cell table:style-name="ce5" table:number-columns-repeated="8"/>
          <table:table-cell/>
        </table:table-row>
        <table:table-row table:style-name="ro1">
          <table:table-cell table:style-name="ce5" table:number-columns-repeated="8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05/14/2020</text:date>, <text:time>13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2:32:53.14</meta:creation-date>
    <dc:date>2020-05-14T13:32:47.18</dc:date>
    <meta:editing-duration>PT57M9S</meta:editing-duration>
    <meta:editing-cycles>41</meta:editing-cycles>
    <meta:generator>OpenOffice/4.1.3$Win32 OpenOffice.org_project/413m1$Build-9783</meta:generator>
    <meta:document-statistic meta:table-count="3" meta:cell-count="360" meta:object-count="0"/>
  </office:meta>
</office:document-meta>
</file>